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2">
      <style:paragraph-properties fo:margin-left="0in" fo:margin-right="0in" fo:line-height="200%" fo:text-indent="0in" style:auto-text-indent="false"/>
    </style:style>
    <style:style style:name="P2" style:family="paragraph" style:parent-style-name="Heading_20_5">
      <style:paragraph-properties fo:margin-left="0in" fo:margin-right="0in" fo:line-height="200%" fo:text-align="justify" style:justify-single-word="false" fo:text-indent="0in" style:auto-text-indent="false"/>
    </style:style>
    <style:style style:name="P3" style:family="paragraph" style:parent-style-name="Heading_20_1" style:master-page-name="">
      <style:paragraph-properties fo:margin-left="0in" fo:margin-right="0in" fo:line-height="100%" fo:text-indent="0in" style:auto-text-indent="false" style:page-number="auto"/>
    </style:style>
    <style:style style:name="T1" style:family="text">
      <style:text-properties style:font-name="Arimo" fo:font-size="11.8000001907349pt" fo:font-weight="normal" style:font-size-asian="11.8000001907349pt" style:font-weight-asian="normal" style:font-size-complex="11.8000001907349pt" style:font-weight-complex="normal"/>
    </style:style>
    <style:style style:name="T2" style:family="text">
      <style:text-properties style:font-name="Arimo" fo:font-weight="normal" style:font-weight-asian="normal" style:font-weight-complex="normal"/>
    </style:style>
    <style:style style:name="T3"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What are they Thinking? Using neuralfeedback to train drivers to be more attentive and responsive to changing conditions</text:h>
      <text:h text:style-name="P1" text:outline-level="2">Abstract</text:h>
      <text:h text:style-name="P2" text:outline-level="5"><text:span text:style-name="T3">Driver attention and ability to perceive and react to changing roadway conditions is examined using bio and neuralfeedback. Raw Electroencephalogram (EEG) and Electrodermal Response (EDR) data are used to assess driver attention and perception of roadway hazards and conditions. The correlation between changes in EEG and EDR with changes in the observed crash rate is estimated. Previous studies have shown EDR and crash rate to be highly correlated. A positive but less strong correlation between EDR and crash rate is found in this study. Similar correlations between changes in driver alertness and attention with changes in crash rate are also found. These findings show drivers face higher collision risk when driving with lower </text:span><text:span text:style-name="T2">attention levels and suggest that safety may be improved by increasing driver's </text:span><text:span text:style-name="T1">ability to quickly switch between levels of low and high attention. The potential to use neuralfeedback to train drivers to improve their attention response to changing conditions is examined. The amount of training required to improve attention response and the longevity of training effectiveness are examined. The study shows that providing drivers with relatively short periods of neuralfeedback training can provide long-lived benefits and be an effective means to improve driver ability and safety. It also suggests that development of in-car systems to monitor driver attention and provide inattentiveness alerts may be effective in training drivers to respond quickly and improve their safety. <text:s text:c="4"/></text:span><text:span text:style-name="T2"><text: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CA"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Hemingway</meta:initial-creator>
    <meta:creation-date>2014-11-06T09:47:54</meta:creation-date>
    <dc:date>2014-11-06T12:25:23</dc:date>
    <dc:creator>John Hemingway</dc:creator>
    <meta:editing-duration>PT2H21M49S</meta:editing-duration>
    <meta:editing-cycles>21</meta:editing-cycles>
    <meta:generator>OpenOffice/4.1.1$Linux OpenOffice.org_project/411m6$Build-9775</meta:generator>
    <meta:printed-by>John Hemingway</meta:printed-by>
    <meta:print-date>2014-11-06T12:18:10</meta:print-date>
    <meta:document-statistic meta:table-count="0" meta:image-count="0" meta:object-count="0" meta:page-count="1" meta:paragraph-count="3" meta:word-count="247" meta:character-count="1650"/>
  </office:meta>
</office:document-meta>
</file>